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=== Run information ===</text:p>
      <text:p text:style-name="Standard"/>
      <text:p text:style-name="Standard">Scheme: <text:s text:c="6"/>weka.classifiers.functions.LinearRegression -S 0 -R 1.0E-8</text:p>
      <text:p text:style-name="Standard">Relation: <text:s text:c="4"/>FeatureFileAllMT_Reg-weka.filters.unsupervised.attribute.Normalize-S1.0-T0.0-weka.filters.unsupervised.attribute.Remove-R5-28,31,33-43</text:p>
      <text:p text:style-name="Standard">Instances: <text:s text:c="3"/>1000</text:p>
      <text:p text:style-name="Standard">Attributes: <text:s text:c="2"/>7</text:p>
      <text:p text:style-name="Standard"><text:s text:c="14"/>Bi_lemma_overlap_count</text:p>
      <text:p text:style-name="Standard"><text:s text:c="14"/>Dist_Sim_Adj</text:p>
      <text:p text:style-name="Standard"><text:s text:c="14"/>Dist_Sim_Noun</text:p>
      <text:p text:style-name="Standard"><text:s text:c="14"/>Dist_Sim_Verb</text:p>
      <text:p text:style-name="Standard"><text:s text:c="14"/>MeanSimLabel</text:p>
      <text:p text:style-name="Standard"><text:s text:c="14"/>Tri_lemma_overlap_count</text:p>
      <text:p text:style-name="Standard"><text:s text:c="14"/>Uni_lemma_overlap_count</text:p>
      <text:p text:style-name="Standard">Test mode: <text:s text:c="3"/>10-fold cross-validation</text:p>
      <text:p text:style-name="Standard"/>
      <text:p text:style-name="Standard">=== Classifier model (full training set) ===</text:p>
      <text:p text:style-name="Standard"/>
      <text:p text:style-name="Standard"/>
      <text:p text:style-name="Standard">Linear Regression Model</text:p>
      <text:p text:style-name="Standard"/>
      <text:p text:style-name="Standard">MeanSimLabel =</text:p>
      <text:p text:style-name="Standard"/>
      <text:p text:style-name="Standard"><text:s text:c="6"/>1.5484 * Bi_lemma_overlap_count +</text:p>
      <text:p text:style-name="Standard"><text:s text:c="6"/>0.6794 * Dist_Sim_Noun +</text:p>
      <text:p text:style-name="Standard"><text:s text:c="6"/>0.4412 * Dist_Sim_Verb +</text:p>
      <text:p text:style-name="Standard"><text:s text:c="6"/>2.4319 * Uni_lemma_overlap_count +</text:p>
      <text:p text:style-name="Standard"><text:s text:c="6"/>1.2886</text:p>
      <text:p text:style-name="Standard"/>
      <text:p text:style-name="Standard">Time taken to build model: 0 seconds</text:p>
      <text:p text:style-name="Standard"/>
      <text:p text:style-name="Standard">=== Predictions on test data ===</text:p>
      <text:p text:style-name="Standard"/>
      <text:p text:style-name="Standard">inst#,actual,predicted,error</text:p>
      <text:p text:style-name="Standard">1,0.6,2.31,1.71</text:p>
      <text:p text:style-name="Standard">2,0.5,1.615,1.115</text:p>
      <text:p text:style-name="Standard">3,2.4,1.669,-0.731</text:p>
      <text:p text:style-name="Standard">4,1,1.836,0.836</text:p>
      <text:p text:style-name="Standard">5,0.4,1.715,1.315</text:p>
      <text:p text:style-name="Standard">6,1.167,1.518,0.351</text:p>
      <text:p text:style-name="Standard">7,3,3.51,0.51</text:p>
      <text:p text:style-name="Standard">8,1.167,1.518,0.351</text:p>
      <text:p text:style-name="Standard">9,0.6,2.321,1.721</text:p>
      <text:p text:style-name="Standard">10,1.333,1.518,0.184</text:p>
      <text:p text:style-name="Standard">11,2.667,1.762,-0.905</text:p>
      <text:p text:style-name="Standard">12,0.833,1.762,0.929</text:p>
      <text:p text:style-name="Standard">13,3.6,2.685,-0.915</text:p>
      <text:p text:style-name="Standard">14,0.6,1.759,1.159</text:p>
      <text:p text:style-name="Standard">15,3.4,2.427,-0.973</text:p>
      <text:p text:style-name="Standard">16,3.8,1.546,-2.254</text:p>
      <text:p text:style-name="Standard">17,2,1.859,-0.141</text:p>
      <text:p text:style-name="Standard"><text:soft-page-break/>18,1,1.787,0.787</text:p>
      <text:p text:style-name="Standard">19,0,1.273,1.273</text:p>
      <text:p text:style-name="Standard">20,2,2.629,0.629</text:p>
      <text:p text:style-name="Standard">21,1.2,2.499,1.299</text:p>
      <text:p text:style-name="Standard">22,2.4,2.21,-0.19</text:p>
      <text:p text:style-name="Standard">23,3.333,2.128,-1.205</text:p>
      <text:p text:style-name="Standard">24,1.333,1.273,-0.06</text:p>
      <text:p text:style-name="Standard">25,1.833,1.341,-0.492</text:p>
      <text:p text:style-name="Standard">26,2.4,1.518,-0.882</text:p>
      <text:p text:style-name="Standard">27,1.286,3.005,1.719</text:p>
      <text:p text:style-name="Standard">28,2.6,2,-0.6</text:p>
      <text:p text:style-name="Standard">29,1.4,1.762,0.362</text:p>
      <text:p text:style-name="Standard">30,1.8,1.767,-0.033</text:p>
      <text:p text:style-name="Standard">31,2.8,2.4,-0.4</text:p>
      <text:p text:style-name="Standard">32,2.2,2.375,0.175</text:p>
      <text:p text:style-name="Standard">33,3,1.879,-1.121</text:p>
      <text:p text:style-name="Standard">34,2,1.759,-0.241</text:p>
      <text:p text:style-name="Standard">35,2.5,1.794,-0.706</text:p>
      <text:p text:style-name="Standard">36,1,1.518,0.518</text:p>
      <text:p text:style-name="Standard">37,2.6,2.001,-0.599</text:p>
      <text:p text:style-name="Standard">38,0.8,1.352,0.552</text:p>
      <text:p text:style-name="Standard">39,0.4,1.316,0.916</text:p>
      <text:p text:style-name="Standard">40,1.75,1.273,-0.477</text:p>
      <text:p text:style-name="Standard">41,1.2,2.046,0.846</text:p>
      <text:p text:style-name="Standard">42,1,1.518,0.518</text:p>
      <text:p text:style-name="Standard">43,3.8,2.819,-0.981</text:p>
      <text:p text:style-name="Standard">44,2.4,2.056,-0.344</text:p>
      <text:p text:style-name="Standard">45,3,2.124,-0.876</text:p>
      <text:p text:style-name="Standard">46,3,2.127,-0.873</text:p>
      <text:p text:style-name="Standard">47,2.6,1.518,-1.082</text:p>
      <text:p text:style-name="Standard">48,0.833,2.21,1.377</text:p>
      <text:p text:style-name="Standard">49,3.833,2.798,-1.036</text:p>
      <text:p text:style-name="Standard">50,2,1.762,-0.238</text:p>
      <text:p text:style-name="Standard">51,2,2.003,0.003</text:p>
      <text:p text:style-name="Standard">52,0.286,1.829,1.543</text:p>
      <text:p text:style-name="Standard">53,2.833,2.285,-0.548</text:p>
      <text:p text:style-name="Standard">54,2.8,1.907,-0.893</text:p>
      <text:p text:style-name="Standard">55,3.333,2.518,-0.816</text:p>
      <text:p text:style-name="Standard">56,1,1.704,0.704</text:p>
      <text:p text:style-name="Standard">57,1,1.738,0.738</text:p>
      <text:p text:style-name="Standard">58,3.333,2.231,-1.102</text:p>
      <text:p text:style-name="Standard">59,1.333,2.095,0.762</text:p>
      <text:p text:style-name="Standard">60,3.8,2.046,-1.754</text:p>
      <text:p text:style-name="Standard">61,3.4,2.049,-1.351</text:p>
      <text:p text:style-name="Standard">62,2,1.273,-0.727</text:p>
      <text:p text:style-name="Standard">63,2.2,1.468,-0.732</text:p>
      <text:p text:style-name="Standard">64,1,2.056,1.056</text:p>
      <text:p text:style-name="Standard">65,2.2,1.953,-0.247</text:p>
      <text:p text:style-name="Standard">66,1.333,2.041,0.707</text:p>
      <text:p text:style-name="Standard">67,2.8,1.882,-0.918</text:p>
      <text:p text:style-name="Standard">68,2.333,2.74,0.407</text:p>
      <text:p text:style-name="Standard"><text:soft-page-break/>69,2.667,2.007,-0.66</text:p>
      <text:p text:style-name="Standard">70,1,1.976,0.976</text:p>
      <text:p text:style-name="Standard">71,4.4,2.559,-1.841</text:p>
      <text:p text:style-name="Standard">72,3.2,1.518,-1.682</text:p>
      <text:p text:style-name="Standard">73,2.8,1.738,-1.062</text:p>
      <text:p text:style-name="Standard">74,3.8,1.772,-2.028</text:p>
      <text:p text:style-name="Standard">75,2.5,1.817,-0.683</text:p>
      <text:p text:style-name="Standard">76,1.4,1.796,0.396</text:p>
      <text:p text:style-name="Standard">77,1.667,2.07,0.403</text:p>
      <text:p text:style-name="Standard">78,2.6,1.885,-0.715</text:p>
      <text:p text:style-name="Standard">79,2.333,1.935,-0.398</text:p>
      <text:p text:style-name="Standard">80,0.5,1.829,1.329</text:p>
      <text:p text:style-name="Standard">81,0.333,1.817,1.483</text:p>
      <text:p text:style-name="Standard">82,2,1.273,-0.727</text:p>
      <text:p text:style-name="Standard">83,0.8,1.518,0.718</text:p>
      <text:p text:style-name="Standard">84,3.2,1.518,-1.682</text:p>
      <text:p text:style-name="Standard">85,2,2.139,0.139</text:p>
      <text:p text:style-name="Standard">86,0.2,2.096,1.896</text:p>
      <text:p text:style-name="Standard">87,3.25,2.912,-0.338</text:p>
      <text:p text:style-name="Standard">88,3.8,2.353,-1.447</text:p>
      <text:p text:style-name="Standard">89,2.8,1.273,-1.527</text:p>
      <text:p text:style-name="Standard">90,2.4,2.416,0.016</text:p>
      <text:p text:style-name="Standard">91,3,2.227,-0.773</text:p>
      <text:p text:style-name="Standard">92,2.2,1.882,-0.318</text:p>
      <text:p text:style-name="Standard">93,2.2,1.596,-0.604</text:p>
      <text:p text:style-name="Standard">94,1,1.353,0.353</text:p>
      <text:p text:style-name="Standard">95,3.25,2.452,-0.798</text:p>
      <text:p text:style-name="Standard">96,3.2,2.64,-0.56</text:p>
      <text:p text:style-name="Standard">97,3,2.074,-0.926</text:p>
      <text:p text:style-name="Standard">98,1.167,2.056,0.889</text:p>
      <text:p text:style-name="Standard">99,1.2,2.025,0.825</text:p>
      <text:p text:style-name="Standard">100,4.4,1.936,-2.464</text:p>
      <text:p text:style-name="Standard">1,1.4,1.885,0.485</text:p>
      <text:p text:style-name="Standard">2,2,2.223,0.223</text:p>
      <text:p text:style-name="Standard">3,0.8,1.592,0.792</text:p>
      <text:p text:style-name="Standard">4,0.4,1.853,1.453</text:p>
      <text:p text:style-name="Standard">5,2.25,1.512,-0.738</text:p>
      <text:p text:style-name="Standard">6,2.667,1.746,-0.921</text:p>
      <text:p text:style-name="Standard">7,1.167,1.746,0.579</text:p>
      <text:p text:style-name="Standard">8,1.667,1.334,-0.332</text:p>
      <text:p text:style-name="Standard">9,2.667,2.01,-0.657</text:p>
      <text:p text:style-name="Standard">10,1.75,1.279,-0.471</text:p>
      <text:p text:style-name="Standard">11,4,2.066,-1.934</text:p>
      <text:p text:style-name="Standard">12,4.167,2.531,-1.635</text:p>
      <text:p text:style-name="Standard">13,1.833,1.742,-0.092</text:p>
      <text:p text:style-name="Standard">14,0.8,1.694,0.894</text:p>
      <text:p text:style-name="Standard">15,1.2,1.788,0.588</text:p>
      <text:p text:style-name="Standard">16,1.6,1.746,0.146</text:p>
      <text:p text:style-name="Standard">17,2.75,1.746,-1.004</text:p>
      <text:p text:style-name="Standard">18,3.5,2.942,-0.558</text:p>
      <text:p text:style-name="Standard">19,4.833,2.301,-2.532</text:p>
      <text:p text:style-name="Standard"><text:soft-page-break/>20,1.833,1.548,-0.286</text:p>
      <text:p text:style-name="Standard">21,1.833,2.153,0.32</text:p>
      <text:p text:style-name="Standard">22,1.6,2.351,0.751</text:p>
      <text:p text:style-name="Standard">23,0.6,1.512,0.912</text:p>
      <text:p text:style-name="Standard">24,1.833,2.036,0.203</text:p>
      <text:p text:style-name="Standard">25,0.4,1.279,0.879</text:p>
      <text:p text:style-name="Standard">26,1.667,2.223,0.556</text:p>
      <text:p text:style-name="Standard">27,4,2.092,-1.908</text:p>
      <text:p text:style-name="Standard">28,1,1.615,0.615</text:p>
      <text:p text:style-name="Standard">29,1.4,2.215,0.815</text:p>
      <text:p text:style-name="Standard">30,0.667,1.338,0.671</text:p>
      <text:p text:style-name="Standard">31,2.2,1.374,-0.826</text:p>
      <text:p text:style-name="Standard">32,2.6,2.192,-0.408</text:p>
      <text:p text:style-name="Standard">33,3.2,1.411,-1.789</text:p>
      <text:p text:style-name="Standard">34,0,1.279,1.279</text:p>
      <text:p text:style-name="Standard">35,4,2.409,-1.591</text:p>
      <text:p text:style-name="Standard">36,3,1.279,-1.721</text:p>
      <text:p text:style-name="Standard">37,2.6,1.8,-0.8</text:p>
      <text:p text:style-name="Standard">38,2.6,1.279,-1.321</text:p>
      <text:p text:style-name="Standard">39,0.75,2.23,1.48</text:p>
      <text:p text:style-name="Standard">40,0,1.512,1.512</text:p>
      <text:p text:style-name="Standard">41,2,2.629,0.629</text:p>
      <text:p text:style-name="Standard">42,3.167,1.592,-1.575</text:p>
      <text:p text:style-name="Standard">43,1.4,1.744,0.344</text:p>
      <text:p text:style-name="Standard">44,3.6,2.213,-1.387</text:p>
      <text:p text:style-name="Standard">45,2.5,1.279,-1.221</text:p>
      <text:p text:style-name="Standard">46,1.167,1.973,0.806</text:p>
      <text:p text:style-name="Standard">47,0.6,1.986,1.386</text:p>
      <text:p text:style-name="Standard">48,0.75,1.443,0.693</text:p>
      <text:p text:style-name="Standard">49,1.6,1.702,0.102</text:p>
      <text:p text:style-name="Standard">50,1.6,2.107,0.507</text:p>
      <text:p text:style-name="Standard">51,3,3.359,0.359</text:p>
      <text:p text:style-name="Standard">52,0.25,1.965,1.715</text:p>
      <text:p text:style-name="Standard">53,1.167,2.192,1.025</text:p>
      <text:p text:style-name="Standard">54,1.75,1.746,-0.004</text:p>
      <text:p text:style-name="Standard">55,2,1.555,-0.445</text:p>
      <text:p text:style-name="Standard">56,1.8,1.746,-0.054</text:p>
      <text:p text:style-name="Standard">57,1.667,1.823,0.156</text:p>
      <text:p text:style-name="Standard">58,2.25,2.563,0.313</text:p>
      <text:p text:style-name="Standard">59,1.6,1.823,0.223</text:p>
      <text:p text:style-name="Standard">60,1.2,1.512,0.312</text:p>
      <text:p text:style-name="Standard">61,1.333,2.04,0.707</text:p>
      <text:p text:style-name="Standard">62,3,1.575,-1.425</text:p>
      <text:p text:style-name="Standard">63,0.4,1.79,1.39</text:p>
      <text:p text:style-name="Standard">64,1.6,2.311,0.711</text:p>
      <text:p text:style-name="Standard">65,0.833,1.853,1.019</text:p>
      <text:p text:style-name="Standard">66,3.167,3.167,0</text:p>
      <text:p text:style-name="Standard">67,2.6,2.011,-0.589</text:p>
      <text:p text:style-name="Standard">68,1.4,2.223,0.823</text:p>
      <text:p text:style-name="Standard">69,0.833,1.416,0.583</text:p>
      <text:p text:style-name="Standard">70,2,1.688,-0.312</text:p>
      <text:p text:style-name="Standard"><text:soft-page-break/>71,1.2,1.739,0.539</text:p>
      <text:p text:style-name="Standard">72,2,1.553,-0.447</text:p>
      <text:p text:style-name="Standard">73,2.25,1.547,-0.703</text:p>
      <text:p text:style-name="Standard">74,2.2,2.127,-0.073</text:p>
      <text:p text:style-name="Standard">75,2.8,1.935,-0.865</text:p>
      <text:p text:style-name="Standard">76,1.4,2.232,0.832</text:p>
      <text:p text:style-name="Standard">77,0.8,3.111,2.311</text:p>
      <text:p text:style-name="Standard">78,0.333,1.678,1.345</text:p>
      <text:p text:style-name="Standard">79,3.4,1.746,-1.654</text:p>
      <text:p text:style-name="Standard">80,1,3.07,2.07</text:p>
      <text:p text:style-name="Standard">81,4.2,2.737,-1.463</text:p>
      <text:p text:style-name="Standard">82,2.2,1.347,-0.853</text:p>
      <text:p text:style-name="Standard">83,1,1.766,0.766</text:p>
      <text:p text:style-name="Standard">84,0.2,1.478,1.278</text:p>
      <text:p text:style-name="Standard">85,3.2,3.666,0.466</text:p>
      <text:p text:style-name="Standard">86,1.8,1.756,-0.044</text:p>
      <text:p text:style-name="Standard">87,1.2,1.557,0.357</text:p>
      <text:p text:style-name="Standard">88,3.25,1.693,-1.557</text:p>
      <text:p text:style-name="Standard">89,2.4,1.512,-0.888</text:p>
      <text:p text:style-name="Standard">90,1,1.591,0.591</text:p>
      <text:p text:style-name="Standard">91,2.333,2.201,-0.132</text:p>
      <text:p text:style-name="Standard">92,4.833,2.471,-2.362</text:p>
      <text:p text:style-name="Standard">93,0.333,1.512,1.179</text:p>
      <text:p text:style-name="Standard">94,4.167,2.764,-1.403</text:p>
      <text:p text:style-name="Standard">95,1,1.279,0.279</text:p>
      <text:p text:style-name="Standard">96,0.167,1.636,1.47</text:p>
      <text:p text:style-name="Standard">97,4.6,1.949,-2.651</text:p>
      <text:p text:style-name="Standard">98,1,1.512,0.512</text:p>
      <text:p text:style-name="Standard">99,2,1.711,-0.289</text:p>
      <text:p text:style-name="Standard">100,0.2,1.742,1.542</text:p>
      <text:p text:style-name="Standard">1,1.5,1.892,0.392</text:p>
      <text:p text:style-name="Standard">2,2.667,1.61,-1.057</text:p>
      <text:p text:style-name="Standard">3,1.4,2.436,1.036</text:p>
      <text:p text:style-name="Standard">4,2.6,1.324,-1.276</text:p>
      <text:p text:style-name="Standard">5,2,1.787,-0.213</text:p>
      <text:p text:style-name="Standard">6,3.8,2.452,-1.348</text:p>
      <text:p text:style-name="Standard">7,2.143,2.249,0.107</text:p>
      <text:p text:style-name="Standard">8,2.2,3.01,0.81</text:p>
      <text:p text:style-name="Standard">9,1.8,1.551,-0.249</text:p>
      <text:p text:style-name="Standard">10,4.6,3.188,-1.412</text:p>
      <text:p text:style-name="Standard">11,1.333,2.329,0.996</text:p>
      <text:p text:style-name="Standard">12,1.167,1.723,0.557</text:p>
      <text:p text:style-name="Standard">13,2.8,1.83,-0.97</text:p>
      <text:p text:style-name="Standard">14,2.6,1.68,-0.92</text:p>
      <text:p text:style-name="Standard">15,0.4,1.979,1.579</text:p>
      <text:p text:style-name="Standard">16,0.2,1.324,1.124</text:p>
      <text:p text:style-name="Standard">17,3,2.265,-0.735</text:p>
      <text:p text:style-name="Standard">18,3.286,2.454,-0.832</text:p>
      <text:p text:style-name="Standard">19,1,1.551,0.551</text:p>
      <text:p text:style-name="Standard">20,2.167,2.063,-0.104</text:p>
      <text:p text:style-name="Standard">21,1,1.674,0.674</text:p>
      <text:p text:style-name="Standard"><text:soft-page-break/>22,2.167,2.227,0.06</text:p>
      <text:p text:style-name="Standard">23,3.333,2.328,-1.005</text:p>
      <text:p text:style-name="Standard">24,4,2.344,-1.656</text:p>
      <text:p text:style-name="Standard">25,1.167,2.855,1.689</text:p>
      <text:p text:style-name="Standard">26,2.4,2.142,-0.258</text:p>
      <text:p text:style-name="Standard">27,0.2,1.324,1.124</text:p>
      <text:p text:style-name="Standard">28,5,1.757,-3.243</text:p>
      <text:p text:style-name="Standard">29,1,1.909,0.909</text:p>
      <text:p text:style-name="Standard">30,2.8,2.12,-0.68</text:p>
      <text:p text:style-name="Standard">31,0.4,1.702,1.302</text:p>
      <text:p text:style-name="Standard">32,2,1.714,-0.286</text:p>
      <text:p text:style-name="Standard">33,2.6,1.708,-0.892</text:p>
      <text:p text:style-name="Standard">34,3.2,2.754,-0.446</text:p>
      <text:p text:style-name="Standard">35,4.333,1.846,-2.488</text:p>
      <text:p text:style-name="Standard">36,0.8,1.585,0.785</text:p>
      <text:p text:style-name="Standard">37,2,1.593,-0.407</text:p>
      <text:p text:style-name="Standard">38,2.2,2.296,0.096</text:p>
      <text:p text:style-name="Standard">39,2.2,2.068,-0.132</text:p>
      <text:p text:style-name="Standard">40,0.2,1.324,1.124</text:p>
      <text:p text:style-name="Standard">41,1.143,1.917,0.774</text:p>
      <text:p text:style-name="Standard">42,0.8,1.383,0.583</text:p>
      <text:p text:style-name="Standard">43,1.4,1.71,0.31</text:p>
      <text:p text:style-name="Standard">44,0.833,1.907,1.074</text:p>
      <text:p text:style-name="Standard">45,2,1.728,-0.272</text:p>
      <text:p text:style-name="Standard">46,0.2,1.949,1.749</text:p>
      <text:p text:style-name="Standard">47,3,2.702,-0.298</text:p>
      <text:p text:style-name="Standard">48,3,1.692,-1.308</text:p>
      <text:p text:style-name="Standard">49,1.167,1.744,0.577</text:p>
      <text:p text:style-name="Standard">50,2.167,1.803,-0.364</text:p>
      <text:p text:style-name="Standard">51,2.667,2.797,0.13</text:p>
      <text:p text:style-name="Standard">52,0,1.324,1.324</text:p>
      <text:p text:style-name="Standard">53,1.833,2.09,0.257</text:p>
      <text:p text:style-name="Standard">54,1.667,2.754,1.087</text:p>
      <text:p text:style-name="Standard">55,4.4,2.137,-2.263</text:p>
      <text:p text:style-name="Standard">56,1.833,1.711,-0.122</text:p>
      <text:p text:style-name="Standard">57,1.167,1.679,0.512</text:p>
      <text:p text:style-name="Standard">58,1,2.137,1.137</text:p>
      <text:p text:style-name="Standard">59,1,1.823,0.823</text:p>
      <text:p text:style-name="Standard">60,1.167,2.122,0.956</text:p>
      <text:p text:style-name="Standard">61,1.4,2.106,0.706</text:p>
      <text:p text:style-name="Standard">62,1,1.773,0.773</text:p>
      <text:p text:style-name="Standard">63,0.333,1.551,1.218</text:p>
      <text:p text:style-name="Standard">64,3,2.553,-0.447</text:p>
      <text:p text:style-name="Standard">65,2.833,2.288,-0.546</text:p>
      <text:p text:style-name="Standard">66,3.167,1.779,-1.388</text:p>
      <text:p text:style-name="Standard">67,2.2,1.895,-0.305</text:p>
      <text:p text:style-name="Standard">68,2.167,1.643,-0.524</text:p>
      <text:p text:style-name="Standard">69,2.75,2.175,-0.575</text:p>
      <text:p text:style-name="Standard">70,1.2,1.62,0.42</text:p>
      <text:p text:style-name="Standard">71,0.6,1.324,0.724</text:p>
      <text:p text:style-name="Standard">72,4.667,2.297,-2.37</text:p>
      <text:p text:style-name="Standard"><text:soft-page-break/>73,2.4,1.611,-0.789</text:p>
      <text:p text:style-name="Standard">74,1.2,1.746,0.546</text:p>
      <text:p text:style-name="Standard">75,0.5,1.324,0.824</text:p>
      <text:p text:style-name="Standard">76,2.5,2.045,-0.455</text:p>
      <text:p text:style-name="Standard">77,1.4,1.551,0.151</text:p>
      <text:p text:style-name="Standard">78,3.8,2.147,-1.653</text:p>
      <text:p text:style-name="Standard">79,4.4,2.356,-2.044</text:p>
      <text:p text:style-name="Standard">80,4.833,1.72,-3.114</text:p>
      <text:p text:style-name="Standard">81,1,1.803,0.803</text:p>
      <text:p text:style-name="Standard">82,4.167,2.435,-1.732</text:p>
      <text:p text:style-name="Standard">83,1.5,1.803,0.303</text:p>
      <text:p text:style-name="Standard">84,1,1.849,0.849</text:p>
      <text:p text:style-name="Standard">85,4.5,2.437,-2.063</text:p>
      <text:p text:style-name="Standard">86,3.2,1.781,-1.419</text:p>
      <text:p text:style-name="Standard">87,3.667,2.063,-1.604</text:p>
      <text:p text:style-name="Standard">88,0,1.551,1.551</text:p>
      <text:p text:style-name="Standard">89,2.6,1.973,-0.627</text:p>
      <text:p text:style-name="Standard">90,0.667,1.324,0.657</text:p>
      <text:p text:style-name="Standard">91,2.2,1.909,-0.291</text:p>
      <text:p text:style-name="Standard">92,2.2,2.526,0.326</text:p>
      <text:p text:style-name="Standard">93,1.2,1.767,0.567</text:p>
      <text:p text:style-name="Standard">94,1,1.909,0.909</text:p>
      <text:p text:style-name="Standard">95,2.8,2.282,-0.518</text:p>
      <text:p text:style-name="Standard">96,1,2.03,1.03</text:p>
      <text:p text:style-name="Standard">97,0,1.324,1.324</text:p>
      <text:p text:style-name="Standard">98,3.667,2.342,-1.325</text:p>
      <text:p text:style-name="Standard">99,0,1.898,1.898</text:p>
      <text:p text:style-name="Standard">100,0.333,2.491,2.158</text:p>
      <text:p text:style-name="Standard">1,2.5,2.769,0.269</text:p>
      <text:p text:style-name="Standard">2,1.333,1.541,0.207</text:p>
      <text:p text:style-name="Standard">3,4.167,1.778,-2.389</text:p>
      <text:p text:style-name="Standard">4,1.4,1.881,0.481</text:p>
      <text:p text:style-name="Standard">5,1.833,3.074,1.24</text:p>
      <text:p text:style-name="Standard">6,0.8,1.646,0.846</text:p>
      <text:p text:style-name="Standard">7,3,2.138,-0.862</text:p>
      <text:p text:style-name="Standard">8,4.2,1.747,-2.453</text:p>
      <text:p text:style-name="Standard">9,1.8,1.824,0.024</text:p>
      <text:p text:style-name="Standard">10,2,2.742,0.742</text:p>
      <text:p text:style-name="Standard">11,1.167,1.905,0.738</text:p>
      <text:p text:style-name="Standard">12,3,2.341,-0.659</text:p>
      <text:p text:style-name="Standard">13,3.5,2.363,-1.137</text:p>
      <text:p text:style-name="Standard">14,0,1.296,1.296</text:p>
      <text:p text:style-name="Standard">15,1.6,1.739,0.139</text:p>
      <text:p text:style-name="Standard">16,3,2.563,-0.437</text:p>
      <text:p text:style-name="Standard">17,0.333,1.628,1.295</text:p>
      <text:p text:style-name="Standard">18,2.167,1.759,-0.407</text:p>
      <text:p text:style-name="Standard">19,2,2.285,0.285</text:p>
      <text:p text:style-name="Standard">20,3.167,2.314,-0.853</text:p>
      <text:p text:style-name="Standard">21,1.4,1.364,-0.036</text:p>
      <text:p text:style-name="Standard">22,2,2.122,0.122</text:p>
      <text:p text:style-name="Standard">23,1.833,1.991,0.157</text:p>
      <text:p text:style-name="Standard"><text:soft-page-break/>24,2,1.876,-0.124</text:p>
      <text:p text:style-name="Standard">25,1.75,1.707,-0.043</text:p>
      <text:p text:style-name="Standard">26,1.5,1.801,0.301</text:p>
      <text:p text:style-name="Standard">27,1.5,2.017,0.517</text:p>
      <text:p text:style-name="Standard">28,0.833,1.541,0.707</text:p>
      <text:p text:style-name="Standard">29,2,1.62,-0.38</text:p>
      <text:p text:style-name="Standard">30,1.333,2.5,1.167</text:p>
      <text:p text:style-name="Standard">31,1,1.836,0.836</text:p>
      <text:p text:style-name="Standard">32,0.667,2.068,1.402</text:p>
      <text:p text:style-name="Standard">33,3.5,1.949,-1.551</text:p>
      <text:p text:style-name="Standard">34,3.167,2.608,-0.559</text:p>
      <text:p text:style-name="Standard">35,3.25,2.679,-0.571</text:p>
      <text:p text:style-name="Standard">36,1.4,2.367,0.967</text:p>
      <text:p text:style-name="Standard">37,3.667,2.379,-1.288</text:p>
      <text:p text:style-name="Standard">38,0.667,1.296,0.629</text:p>
      <text:p text:style-name="Standard">39,2,1.541,-0.459</text:p>
      <text:p text:style-name="Standard">40,0,1.296,1.296</text:p>
      <text:p text:style-name="Standard">41,0,1.541,1.541</text:p>
      <text:p text:style-name="Standard">42,2.6,3.071,0.471</text:p>
      <text:p text:style-name="Standard">43,0,1.296,1.296</text:p>
      <text:p text:style-name="Standard">44,3,3.013,0.013</text:p>
      <text:p text:style-name="Standard">45,3.667,1.635,-2.032</text:p>
      <text:p text:style-name="Standard">46,1.833,2.181,0.347</text:p>
      <text:p text:style-name="Standard">47,2,2.027,0.027</text:p>
      <text:p text:style-name="Standard">48,1.2,1.541,0.341</text:p>
      <text:p text:style-name="Standard">49,4.8,2.554,-2.246</text:p>
      <text:p text:style-name="Standard">50,2,2.102,0.102</text:p>
      <text:p text:style-name="Standard">51,0.8,2.002,1.202</text:p>
      <text:p text:style-name="Standard">52,2.2,2.23,0.03</text:p>
      <text:p text:style-name="Standard">53,1,1.929,0.929</text:p>
      <text:p text:style-name="Standard">54,0.167,1.806,1.639</text:p>
      <text:p text:style-name="Standard">55,0.2,1.296,1.096</text:p>
      <text:p text:style-name="Standard">56,2.167,1.921,-0.246</text:p>
      <text:p text:style-name="Standard">57,1.167,1.742,0.575</text:p>
      <text:p text:style-name="Standard">58,1,1.762,0.762</text:p>
      <text:p text:style-name="Standard">59,1,1.757,0.757</text:p>
      <text:p text:style-name="Standard">60,0.667,1.541,0.874</text:p>
      <text:p text:style-name="Standard">61,2.6,1.969,-0.631</text:p>
      <text:p text:style-name="Standard">62,1.6,1.762,0.162</text:p>
      <text:p text:style-name="Standard">63,1,1.664,0.664</text:p>
      <text:p text:style-name="Standard">64,1,1.785,0.785</text:p>
      <text:p text:style-name="Standard">65,0.5,1.296,0.796</text:p>
      <text:p text:style-name="Standard">66,1,2.539,1.539</text:p>
      <text:p text:style-name="Standard">67,3.6,2.336,-1.264</text:p>
      <text:p text:style-name="Standard">68,3,1.988,-1.012</text:p>
      <text:p text:style-name="Standard">69,1.5,2.038,0.538</text:p>
      <text:p text:style-name="Standard">70,0.167,1.595,1.428</text:p>
      <text:p text:style-name="Standard">71,1.4,1.541,0.141</text:p>
      <text:p text:style-name="Standard">72,0.5,1.912,1.412</text:p>
      <text:p text:style-name="Standard">73,1.6,1.459,-0.141</text:p>
      <text:p text:style-name="Standard">74,0.333,1.296,0.962</text:p>
      <text:p text:style-name="Standard"><text:soft-page-break/>75,2.667,1.824,-0.843</text:p>
      <text:p text:style-name="Standard">76,2.333,1.876,-0.457</text:p>
      <text:p text:style-name="Standard">77,0.333,2.04,1.707</text:p>
      <text:p text:style-name="Standard">78,3,2.208,-0.792</text:p>
      <text:p text:style-name="Standard">79,4.2,1.343,-2.857</text:p>
      <text:p text:style-name="Standard">80,3.2,3.763,0.563</text:p>
      <text:p text:style-name="Standard">81,4.4,2.514,-1.886</text:p>
      <text:p text:style-name="Standard">82,2.333,2.653,0.32</text:p>
      <text:p text:style-name="Standard">83,3.6,1.5,-2.1</text:p>
      <text:p text:style-name="Standard">84,2.833,1.704,-1.129</text:p>
      <text:p text:style-name="Standard">85,2.5,1.881,-0.619</text:p>
      <text:p text:style-name="Standard">86,1.2,1.785,0.585</text:p>
      <text:p text:style-name="Standard">87,0.2,1.296,1.096</text:p>
      <text:p text:style-name="Standard">88,0.833,1.876,1.043</text:p>
      <text:p text:style-name="Standard">89,1.167,1.541,0.374</text:p>
      <text:p text:style-name="Standard">90,3.333,1.91,-1.423</text:p>
      <text:p text:style-name="Standard">91,3.4,2.151,-1.249</text:p>
      <text:p text:style-name="Standard">92,1.6,1.296,-0.304</text:p>
      <text:p text:style-name="Standard">93,2,1.646,-0.354</text:p>
      <text:p text:style-name="Standard">94,2.8,2.507,-0.293</text:p>
      <text:p text:style-name="Standard">95,1.8,1.847,0.047</text:p>
      <text:p text:style-name="Standard">96,0,1.894,1.894</text:p>
      <text:p text:style-name="Standard">97,0,1.296,1.296</text:p>
      <text:p text:style-name="Standard">98,1.2,2.371,1.171</text:p>
      <text:p text:style-name="Standard">99,1.667,2.206,0.539</text:p>
      <text:p text:style-name="Standard">100,1.667,1.78,0.114</text:p>
      <text:p text:style-name="Standard">1,0,1.726,1.726</text:p>
      <text:p text:style-name="Standard">2,3,2.466,-0.534</text:p>
      <text:p text:style-name="Standard">3,1.833,1.78,-0.053</text:p>
      <text:p text:style-name="Standard">4,1.667,1.799,0.132</text:p>
      <text:p text:style-name="Standard">5,1.6,1.523,-0.077</text:p>
      <text:p text:style-name="Standard">6,0.8,1.523,0.723</text:p>
      <text:p text:style-name="Standard">7,2.8,1.545,-1.255</text:p>
      <text:p text:style-name="Standard">8,2,2.074,0.074</text:p>
      <text:p text:style-name="Standard">9,1.4,1.825,0.425</text:p>
      <text:p text:style-name="Standard">10,2.833,3.813,0.98</text:p>
      <text:p text:style-name="Standard">11,3.5,3.358,-0.142</text:p>
      <text:p text:style-name="Standard">12,1.833,1.725,-0.108</text:p>
      <text:p text:style-name="Standard">13,2.75,2.429,-0.321</text:p>
      <text:p text:style-name="Standard">14,1.4,2.495,1.095</text:p>
      <text:p text:style-name="Standard">15,3.6,3.438,-0.162</text:p>
      <text:p text:style-name="Standard">16,1.25,2.091,0.841</text:p>
      <text:p text:style-name="Standard">17,1.8,1.842,0.042</text:p>
      <text:p text:style-name="Standard">18,3,2.497,-0.503</text:p>
      <text:p text:style-name="Standard">19,2.75,2.269,-0.481</text:p>
      <text:p text:style-name="Standard">20,2.8,1.583,-1.217</text:p>
      <text:p text:style-name="Standard">21,3.2,2.176,-1.024</text:p>
      <text:p text:style-name="Standard">22,0.6,1.624,1.024</text:p>
      <text:p text:style-name="Standard">23,2.6,1.779,-0.821</text:p>
      <text:p text:style-name="Standard">24,0.75,1.767,1.017</text:p>
      <text:p text:style-name="Standard">25,2.8,2.58,-0.22</text:p>
      <text:p text:style-name="Standard"><text:soft-page-break/>26,1.5,1.729,0.229</text:p>
      <text:p text:style-name="Standard">27,1,2.884,1.884</text:p>
      <text:p text:style-name="Standard">28,1.5,1.508,0.008</text:p>
      <text:p text:style-name="Standard">29,0.6,2.704,2.104</text:p>
      <text:p text:style-name="Standard">30,1,1.417,0.417</text:p>
      <text:p text:style-name="Standard">31,1,2.166,1.166</text:p>
      <text:p text:style-name="Standard">32,3.2,2.146,-1.054</text:p>
      <text:p text:style-name="Standard">33,0,1.281,1.281</text:p>
      <text:p text:style-name="Standard">34,1.4,2.19,0.79</text:p>
      <text:p text:style-name="Standard">35,3.8,3.289,-0.511</text:p>
      <text:p text:style-name="Standard">36,2.833,2.55,-0.283</text:p>
      <text:p text:style-name="Standard">37,1.2,2.151,0.951</text:p>
      <text:p text:style-name="Standard">38,1.2,1.926,0.726</text:p>
      <text:p text:style-name="Standard">39,2.6,1.501,-1.099</text:p>
      <text:p text:style-name="Standard">40,2.8,3.485,0.685</text:p>
      <text:p text:style-name="Standard">41,2.4,1.281,-1.119</text:p>
      <text:p text:style-name="Standard">42,0.8,1.281,0.481</text:p>
      <text:p text:style-name="Standard">43,0.5,1.753,1.253</text:p>
      <text:p text:style-name="Standard">44,1.5,1.612,0.112</text:p>
      <text:p text:style-name="Standard">45,2.8,1.805,-0.995</text:p>
      <text:p text:style-name="Standard">46,2,1.281,-0.719</text:p>
      <text:p text:style-name="Standard">47,1.667,1.765,0.098</text:p>
      <text:p text:style-name="Standard">48,3.333,3.653,0.32</text:p>
      <text:p text:style-name="Standard">49,0.6,1.958,1.358</text:p>
      <text:p text:style-name="Standard">50,0,2.193,2.193</text:p>
      <text:p text:style-name="Standard">51,4.167,1.621,-2.545</text:p>
      <text:p text:style-name="Standard">52,0,1.437,1.437</text:p>
      <text:p text:style-name="Standard">53,4.5,1.986,-2.514</text:p>
      <text:p text:style-name="Standard">54,0.8,1.842,1.042</text:p>
      <text:p text:style-name="Standard">55,0.8,1.647,0.847</text:p>
      <text:p text:style-name="Standard">56,0.833,2.007,1.174</text:p>
      <text:p text:style-name="Standard">57,2.333,1.281,-1.053</text:p>
      <text:p text:style-name="Standard">58,2,2.024,0.024</text:p>
      <text:p text:style-name="Standard">59,2,1.921,-0.079</text:p>
      <text:p text:style-name="Standard">60,3.5,2.069,-1.431</text:p>
      <text:p text:style-name="Standard">61,2,2.652,0.652</text:p>
      <text:p text:style-name="Standard">62,2.8,2.165,-0.635</text:p>
      <text:p text:style-name="Standard">63,2,2.631,0.631</text:p>
      <text:p text:style-name="Standard">64,1.8,1.679,-0.121</text:p>
      <text:p text:style-name="Standard">65,2.333,1.753,-0.58</text:p>
      <text:p text:style-name="Standard">66,2,2.159,0.159</text:p>
      <text:p text:style-name="Standard">67,4.714,2.581,-2.133</text:p>
      <text:p text:style-name="Standard">68,0,1.732,1.732</text:p>
      <text:p text:style-name="Standard">69,3,2.574,-0.426</text:p>
      <text:p text:style-name="Standard">70,0.6,1.805,1.205</text:p>
      <text:p text:style-name="Standard">71,0.667,2.472,1.806</text:p>
      <text:p text:style-name="Standard">72,2.5,1.281,-1.219</text:p>
      <text:p text:style-name="Standard">73,2.75,2.197,-0.553</text:p>
      <text:p text:style-name="Standard">74,1.5,2.16,0.66</text:p>
      <text:p text:style-name="Standard">75,1,2.58,1.58</text:p>
      <text:p text:style-name="Standard">76,1,1.362,0.362</text:p>
      <text:p text:style-name="Standard"><text:soft-page-break/>77,2.6,2.732,0.132</text:p>
      <text:p text:style-name="Standard">78,1.25,1.632,0.382</text:p>
      <text:p text:style-name="Standard">79,1,2.213,1.213</text:p>
      <text:p text:style-name="Standard">80,0.4,1.83,1.43</text:p>
      <text:p text:style-name="Standard">81,2,1.821,-0.179</text:p>
      <text:p text:style-name="Standard">82,4.333,1.761,-2.572</text:p>
      <text:p text:style-name="Standard">83,1.6,2.114,0.514</text:p>
      <text:p text:style-name="Standard">84,4.2,2.38,-1.82</text:p>
      <text:p text:style-name="Standard">85,0.2,1.281,1.081</text:p>
      <text:p text:style-name="Standard">86,1.6,1.34,-0.26</text:p>
      <text:p text:style-name="Standard">87,0.167,2.037,1.871</text:p>
      <text:p text:style-name="Standard">88,0.667,1.281,0.614</text:p>
      <text:p text:style-name="Standard">89,3.6,3.13,-0.47</text:p>
      <text:p text:style-name="Standard">90,3,2.425,-0.575</text:p>
      <text:p text:style-name="Standard">91,4.6,2.874,-1.726</text:p>
      <text:p text:style-name="Standard">92,2.8,2.295,-0.505</text:p>
      <text:p text:style-name="Standard">93,1.5,2.485,0.985</text:p>
      <text:p text:style-name="Standard">94,3,2.264,-0.736</text:p>
      <text:p text:style-name="Standard">95,2.167,1.937,-0.229</text:p>
      <text:p text:style-name="Standard">96,1,1.802,0.802</text:p>
      <text:p text:style-name="Standard">97,3.8,2.386,-1.414</text:p>
      <text:p text:style-name="Standard">98,1.429,1.568,0.139</text:p>
      <text:p text:style-name="Standard">99,1.8,1.814,0.014</text:p>
      <text:p text:style-name="Standard">100,4.2,6.742,2.542</text:p>
      <text:p text:style-name="Standard">1,1.75,2.218,0.468</text:p>
      <text:p text:style-name="Standard">2,2,2.013,0.013</text:p>
      <text:p text:style-name="Standard">3,1,1.736,0.736</text:p>
      <text:p text:style-name="Standard">4,2,2.119,0.119</text:p>
      <text:p text:style-name="Standard">5,1.8,2.314,0.514</text:p>
      <text:p text:style-name="Standard">6,2.833,2.032,-0.801</text:p>
      <text:p text:style-name="Standard">7,0,1.283,1.283</text:p>
      <text:p text:style-name="Standard">8,1.4,2.397,0.997</text:p>
      <text:p text:style-name="Standard">9,0.6,1.283,0.683</text:p>
      <text:p text:style-name="Standard">10,3.2,2.616,-0.584</text:p>
      <text:p text:style-name="Standard">11,4.333,2.338,-1.995</text:p>
      <text:p text:style-name="Standard">12,4.2,1.946,-2.254</text:p>
      <text:p text:style-name="Standard">13,5,4.572,-0.428</text:p>
      <text:p text:style-name="Standard">14,2,1.283,-0.717</text:p>
      <text:p text:style-name="Standard">15,3.167,1.283,-1.884</text:p>
      <text:p text:style-name="Standard">16,2,2.351,0.351</text:p>
      <text:p text:style-name="Standard">17,2.5,1.935,-0.565</text:p>
      <text:p text:style-name="Standard">18,3.2,1.283,-1.917</text:p>
      <text:p text:style-name="Standard">19,2.4,1.746,-0.654</text:p>
      <text:p text:style-name="Standard">20,1.333,1.283,-0.051</text:p>
      <text:p text:style-name="Standard">21,4.6,2.325,-2.275</text:p>
      <text:p text:style-name="Standard">22,3,3.204,0.204</text:p>
      <text:p text:style-name="Standard">23,1.8,2.025,0.225</text:p>
      <text:p text:style-name="Standard">24,1.6,2.222,0.622</text:p>
      <text:p text:style-name="Standard">25,2.4,1.814,-0.586</text:p>
      <text:p text:style-name="Standard">26,4.4,2.07,-2.33</text:p>
      <text:p text:style-name="Standard">27,3.4,2.359,-1.041</text:p>
      <text:p text:style-name="Standard"><text:soft-page-break/>28,1.4,2.064,0.664</text:p>
      <text:p text:style-name="Standard">29,2.2,1.779,-0.421</text:p>
      <text:p text:style-name="Standard">30,1.6,1.976,0.376</text:p>
      <text:p text:style-name="Standard">31,1.6,2.198,0.598</text:p>
      <text:p text:style-name="Standard">32,1.8,2.337,0.537</text:p>
      <text:p text:style-name="Standard">33,0.6,1.4,0.8</text:p>
      <text:p text:style-name="Standard">34,1,1.713,0.713</text:p>
      <text:p text:style-name="Standard">35,4,1.988,-2.012</text:p>
      <text:p text:style-name="Standard">36,1.167,1.876,0.709</text:p>
      <text:p text:style-name="Standard">37,2.25,2.201,-0.049</text:p>
      <text:p text:style-name="Standard">38,3.4,1.931,-1.469</text:p>
      <text:p text:style-name="Standard">39,1.167,1.684,0.517</text:p>
      <text:p text:style-name="Standard">40,3.75,1.78,-1.97</text:p>
      <text:p text:style-name="Standard">41,4.667,1.827,-2.839</text:p>
      <text:p text:style-name="Standard">42,0,1.283,1.283</text:p>
      <text:p text:style-name="Standard">43,1.4,2.034,0.634</text:p>
      <text:p text:style-name="Standard">44,3.4,2.505,-0.895</text:p>
      <text:p text:style-name="Standard">45,4,2.37,-1.63</text:p>
      <text:p text:style-name="Standard">46,1.5,1.718,0.218</text:p>
      <text:p text:style-name="Standard">47,4.2,1.628,-2.572</text:p>
      <text:p text:style-name="Standard">48,3.167,1.784,-1.382</text:p>
      <text:p text:style-name="Standard">49,2.5,1.414,-1.086</text:p>
      <text:p text:style-name="Standard">50,2,2.362,0.362</text:p>
      <text:p text:style-name="Standard">51,3.2,2.037,-1.163</text:p>
      <text:p text:style-name="Standard">52,2.2,1.283,-0.917</text:p>
      <text:p text:style-name="Standard">53,1.167,1.532,0.366</text:p>
      <text:p text:style-name="Standard">54,2,1.877,-0.123</text:p>
      <text:p text:style-name="Standard">55,1.2,1.721,0.521</text:p>
      <text:p text:style-name="Standard">56,4.4,2.451,-1.949</text:p>
      <text:p text:style-name="Standard">57,2,2.009,0.009</text:p>
      <text:p text:style-name="Standard">58,0.75,1.835,1.085</text:p>
      <text:p text:style-name="Standard">59,2.5,2.558,0.058</text:p>
      <text:p text:style-name="Standard">60,2,2.703,0.703</text:p>
      <text:p text:style-name="Standard">61,0.167,2.416,2.249</text:p>
      <text:p text:style-name="Standard">62,1.167,1.532,0.366</text:p>
      <text:p text:style-name="Standard">63,0,1.718,1.718</text:p>
      <text:p text:style-name="Standard">64,4.167,2.761,-1.405</text:p>
      <text:p text:style-name="Standard">65,2.667,1.879,-0.787</text:p>
      <text:p text:style-name="Standard">66,2,2.45,0.45</text:p>
      <text:p text:style-name="Standard">67,2,1.996,-0.004</text:p>
      <text:p text:style-name="Standard">68,1,1.614,0.614</text:p>
      <text:p text:style-name="Standard">69,3.8,2.414,-1.386</text:p>
      <text:p text:style-name="Standard">70,2.2,1.954,-0.246</text:p>
      <text:p text:style-name="Standard">71,3,1.864,-1.136</text:p>
      <text:p text:style-name="Standard">72,4.2,1.759,-2.441</text:p>
      <text:p text:style-name="Standard">73,2.833,2.032,-0.801</text:p>
      <text:p text:style-name="Standard">74,3.833,2.03,-1.803</text:p>
      <text:p text:style-name="Standard">75,1.8,1.283,-0.517</text:p>
      <text:p text:style-name="Standard">76,0.8,1.532,0.732</text:p>
      <text:p text:style-name="Standard">77,1.333,1.648,0.315</text:p>
      <text:p text:style-name="Standard">78,0.5,1.757,1.257</text:p>
      <text:p text:style-name="Standard"><text:soft-page-break/>79,2.833,1.898,-0.935</text:p>
      <text:p text:style-name="Standard">80,2,1.442,-0.558</text:p>
      <text:p text:style-name="Standard">81,2,1.398,-0.602</text:p>
      <text:p text:style-name="Standard">82,3,1.805,-1.195</text:p>
      <text:p text:style-name="Standard">83,4.2,3.117,-1.083</text:p>
      <text:p text:style-name="Standard">84,0,1.283,1.283</text:p>
      <text:p text:style-name="Standard">85,0.167,1.738,1.571</text:p>
      <text:p text:style-name="Standard">86,0.25,1.308,1.058</text:p>
      <text:p text:style-name="Standard">87,1.8,1.648,-0.152</text:p>
      <text:p text:style-name="Standard">88,0.5,1.782,1.282</text:p>
      <text:p text:style-name="Standard">89,2.667,2.197,-0.47</text:p>
      <text:p text:style-name="Standard">90,0.833,1.784,0.951</text:p>
      <text:p text:style-name="Standard">91,3,1.898,-1.102</text:p>
      <text:p text:style-name="Standard">92,1.4,2.497,1.097</text:p>
      <text:p text:style-name="Standard">93,2.333,1.82,-0.514</text:p>
      <text:p text:style-name="Standard">94,1.5,1.731,0.231</text:p>
      <text:p text:style-name="Standard">95,3.667,1.908,-1.759</text:p>
      <text:p text:style-name="Standard">96,0,1.713,1.713</text:p>
      <text:p text:style-name="Standard">97,1.2,1.747,0.547</text:p>
      <text:p text:style-name="Standard">98,3,3.016,0.016</text:p>
      <text:p text:style-name="Standard">99,4.2,1.82,-2.38</text:p>
      <text:p text:style-name="Standard">100,0.6,1.822,1.222</text:p>
      <text:p text:style-name="Standard">1,4,2.085,-1.915</text:p>
      <text:p text:style-name="Standard">2,2.6,1.851,-0.749</text:p>
      <text:p text:style-name="Standard">3,1.4,1.756,0.356</text:p>
      <text:p text:style-name="Standard">4,1.333,2.357,1.024</text:p>
      <text:p text:style-name="Standard">5,1.8,2.513,0.713</text:p>
      <text:p text:style-name="Standard">6,2.833,1.532,-1.302</text:p>
      <text:p text:style-name="Standard">7,2.2,1.756,-0.444</text:p>
      <text:p text:style-name="Standard">8,2.5,2.075,-0.425</text:p>
      <text:p text:style-name="Standard">9,0.167,1.873,1.707</text:p>
      <text:p text:style-name="Standard">10,0.167,1.308,1.141</text:p>
      <text:p text:style-name="Standard">11,1.5,1.815,0.315</text:p>
      <text:p text:style-name="Standard">12,1.2,1.756,0.556</text:p>
      <text:p text:style-name="Standard">13,1.667,1.308,-0.359</text:p>
      <text:p text:style-name="Standard">14,0.6,1.922,1.322</text:p>
      <text:p text:style-name="Standard">15,1.4,1.532,0.132</text:p>
      <text:p text:style-name="Standard">16,2.2,1.854,-0.346</text:p>
      <text:p text:style-name="Standard">17,4,2.411,-1.589</text:p>
      <text:p text:style-name="Standard">18,0.667,1.532,0.865</text:p>
      <text:p text:style-name="Standard">19,1.333,2.41,1.076</text:p>
      <text:p text:style-name="Standard">20,4.167,2.456,-1.71</text:p>
      <text:p text:style-name="Standard">21,0.6,1.575,0.975</text:p>
      <text:p text:style-name="Standard">22,0.667,1.308,0.641</text:p>
      <text:p text:style-name="Standard">23,1.667,1.756,0.089</text:p>
      <text:p text:style-name="Standard">24,3,2.318,-0.682</text:p>
      <text:p text:style-name="Standard">25,0.667,1.308,0.641</text:p>
      <text:p text:style-name="Standard">26,1,2.032,1.032</text:p>
      <text:p text:style-name="Standard">27,1.167,1.915,0.748</text:p>
      <text:p text:style-name="Standard">28,3.333,2.427,-0.906</text:p>
      <text:p text:style-name="Standard">29,3.333,2.917,-0.416</text:p>
      <text:p text:style-name="Standard"><text:soft-page-break/>30,1,1.693,0.693</text:p>
      <text:p text:style-name="Standard">31,3.167,2.096,-1.071</text:p>
      <text:p text:style-name="Standard">32,1.6,2.032,0.432</text:p>
      <text:p text:style-name="Standard">33,3.25,2.078,-1.172</text:p>
      <text:p text:style-name="Standard">34,2,2.239,0.239</text:p>
      <text:p text:style-name="Standard">35,1.8,1.999,0.199</text:p>
      <text:p text:style-name="Standard">36,1.25,1.532,0.282</text:p>
      <text:p text:style-name="Standard">37,0.667,1.308,0.641</text:p>
      <text:p text:style-name="Standard">38,0.4,1.965,1.565</text:p>
      <text:p text:style-name="Standard">39,1.6,1.863,0.263</text:p>
      <text:p text:style-name="Standard">40,1.2,2.11,0.91</text:p>
      <text:p text:style-name="Standard">41,0.5,1.924,1.424</text:p>
      <text:p text:style-name="Standard">42,2.833,1.98,-0.853</text:p>
      <text:p text:style-name="Standard">43,1.25,2.247,0.997</text:p>
      <text:p text:style-name="Standard">44,0.4,1.648,1.248</text:p>
      <text:p text:style-name="Standard">45,4.6,2.207,-2.393</text:p>
      <text:p text:style-name="Standard">46,3.667,2.096,-1.571</text:p>
      <text:p text:style-name="Standard">47,0.2,1.845,1.645</text:p>
      <text:p text:style-name="Standard">48,4.5,1.872,-2.628</text:p>
      <text:p text:style-name="Standard">49,1.333,1.532,0.198</text:p>
      <text:p text:style-name="Standard">50,0.4,2.228,1.828</text:p>
      <text:p text:style-name="Standard">51,4.429,1.764,-2.664</text:p>
      <text:p text:style-name="Standard">52,2.667,1.756,-0.911</text:p>
      <text:p text:style-name="Standard">53,1.6,1.766,0.166</text:p>
      <text:p text:style-name="Standard">54,1,2.002,1.002</text:p>
      <text:p text:style-name="Standard">55,1,1.532,0.532</text:p>
      <text:p text:style-name="Standard">56,2.5,1.903,-0.597</text:p>
      <text:p text:style-name="Standard">57,0.2,1.62,1.42</text:p>
      <text:p text:style-name="Standard">58,2,1.833,-0.167</text:p>
      <text:p text:style-name="Standard">59,1.333,1.873,0.54</text:p>
      <text:p text:style-name="Standard">60,2.5,1.872,-0.628</text:p>
      <text:p text:style-name="Standard">61,3.333,1.756,-1.577</text:p>
      <text:p text:style-name="Standard">62,2,1.756,-0.244</text:p>
      <text:p text:style-name="Standard">63,2.6,1.778,-0.822</text:p>
      <text:p text:style-name="Standard">64,2.4,2.025,-0.375</text:p>
      <text:p text:style-name="Standard">65,0.4,1.532,1.132</text:p>
      <text:p text:style-name="Standard">66,0.167,1.532,1.365</text:p>
      <text:p text:style-name="Standard">67,1.6,2.334,0.734</text:p>
      <text:p text:style-name="Standard">68,1.714,1.872,0.158</text:p>
      <text:p text:style-name="Standard">69,2.25,2.222,-0.028</text:p>
      <text:p text:style-name="Standard">70,2,2.546,0.546</text:p>
      <text:p text:style-name="Standard">71,1.25,2.767,1.517</text:p>
      <text:p text:style-name="Standard">72,0,1.308,1.308</text:p>
      <text:p text:style-name="Standard">73,1,1.657,0.657</text:p>
      <text:p text:style-name="Standard">74,1,2.186,1.186</text:p>
      <text:p text:style-name="Standard">75,2.4,2.424,0.024</text:p>
      <text:p text:style-name="Standard">76,1,1.812,0.812</text:p>
      <text:p text:style-name="Standard">77,4.2,2.429,-1.771</text:p>
      <text:p text:style-name="Standard">78,0,1.763,1.763</text:p>
      <text:p text:style-name="Standard">79,2,2.332,0.332</text:p>
      <text:p text:style-name="Standard">80,1.5,1.532,0.032</text:p>
      <text:p text:style-name="Standard"><text:soft-page-break/>81,3,3.553,0.553</text:p>
      <text:p text:style-name="Standard">82,0.6,1.532,0.932</text:p>
      <text:p text:style-name="Standard">83,3.667,1.732,-1.934</text:p>
      <text:p text:style-name="Standard">84,2.8,1.584,-1.216</text:p>
      <text:p text:style-name="Standard">85,1,2.253,1.253</text:p>
      <text:p text:style-name="Standard">86,0.333,1.511,1.177</text:p>
      <text:p text:style-name="Standard">87,4.5,2.022,-2.478</text:p>
      <text:p text:style-name="Standard">88,3,2.523,-0.477</text:p>
      <text:p text:style-name="Standard">89,1.167,2.399,1.232</text:p>
      <text:p text:style-name="Standard">90,1.4,2.571,1.171</text:p>
      <text:p text:style-name="Standard">91,1.2,1.308,0.108</text:p>
      <text:p text:style-name="Standard">92,0.286,1.999,1.713</text:p>
      <text:p text:style-name="Standard">93,2.4,2.053,-0.347</text:p>
      <text:p text:style-name="Standard">94,2.2,1.308,-0.892</text:p>
      <text:p text:style-name="Standard">95,1.2,1.756,0.556</text:p>
      <text:p text:style-name="Standard">96,0.2,1.308,1.108</text:p>
      <text:p text:style-name="Standard">97,1.6,2.206,0.606</text:p>
      <text:p text:style-name="Standard">98,1.75,2.132,0.382</text:p>
      <text:p text:style-name="Standard">99,0.833,1.308,0.474</text:p>
      <text:p text:style-name="Standard">100,2.25,1.308,-0.942</text:p>
      <text:p text:style-name="Standard">1,1.5,2.866,1.366</text:p>
      <text:p text:style-name="Standard">2,5,2.068,-2.932</text:p>
      <text:p text:style-name="Standard">3,1.833,1.547,-0.287</text:p>
      <text:p text:style-name="Standard">4,3,2.762,-0.238</text:p>
      <text:p text:style-name="Standard">5,2.667,2.807,0.141</text:p>
      <text:p text:style-name="Standard">6,1,1.616,0.616</text:p>
      <text:p text:style-name="Standard">7,1.833,1.855,0.022</text:p>
      <text:p text:style-name="Standard">8,2.6,1.494,-1.106</text:p>
      <text:p text:style-name="Standard">9,3,1.881,-1.119</text:p>
      <text:p text:style-name="Standard">10,2.8,2.16,-0.64</text:p>
      <text:p text:style-name="Standard">11,1.75,3.163,1.413</text:p>
      <text:p text:style-name="Standard">12,4.5,4.528,0.028</text:p>
      <text:p text:style-name="Standard">13,3.4,1.935,-1.465</text:p>
      <text:p text:style-name="Standard">14,2.2,1.806,-0.394</text:p>
      <text:p text:style-name="Standard">15,4.333,2.342,-1.991</text:p>
      <text:p text:style-name="Standard">16,2.75,1.255,-1.495</text:p>
      <text:p text:style-name="Standard">17,1.8,1.958,0.158</text:p>
      <text:p text:style-name="Standard">18,3,1.754,-1.246</text:p>
      <text:p text:style-name="Standard">19,0.2,1.255,1.055</text:p>
      <text:p text:style-name="Standard">20,3.5,1.255,-2.245</text:p>
      <text:p text:style-name="Standard">21,1.333,1.987,0.654</text:p>
      <text:p text:style-name="Standard">22,2.6,1.494,-1.106</text:p>
      <text:p text:style-name="Standard">23,3,2.271,-0.729</text:p>
      <text:p text:style-name="Standard">24,3.75,2.057,-1.693</text:p>
      <text:p text:style-name="Standard">25,3.6,1.596,-2.004</text:p>
      <text:p text:style-name="Standard">26,4,1.693,-2.307</text:p>
      <text:p text:style-name="Standard">27,1.667,1.889,0.222</text:p>
      <text:p text:style-name="Standard">28,3.333,2.008,-1.325</text:p>
      <text:p text:style-name="Standard">29,3.6,1.494,-2.106</text:p>
      <text:p text:style-name="Standard">30,0.6,1.818,1.218</text:p>
      <text:p text:style-name="Standard">31,2.6,1.573,-1.027</text:p>
      <text:p text:style-name="Standard"><text:soft-page-break/>32,3.167,1.786,-1.38</text:p>
      <text:p text:style-name="Standard">33,3.833,1.542,-2.291</text:p>
      <text:p text:style-name="Standard">34,2.8,2.035,-0.765</text:p>
      <text:p text:style-name="Standard">35,1.2,1.306,0.106</text:p>
      <text:p text:style-name="Standard">36,0.6,2.042,1.442</text:p>
      <text:p text:style-name="Standard">37,1.4,1.796,0.396</text:p>
      <text:p text:style-name="Standard">38,2.25,1.589,-0.661</text:p>
      <text:p text:style-name="Standard">39,0.333,1.762,1.429</text:p>
      <text:p text:style-name="Standard">40,3.167,1.733,-1.434</text:p>
      <text:p text:style-name="Standard">41,1.667,1.831,0.165</text:p>
      <text:p text:style-name="Standard">42,2.8,2.535,-0.265</text:p>
      <text:p text:style-name="Standard">43,4.6,3.114,-1.486</text:p>
      <text:p text:style-name="Standard">44,2,1.769,-0.231</text:p>
      <text:p text:style-name="Standard">45,1,1.813,0.813</text:p>
      <text:p text:style-name="Standard">46,1,1.937,0.937</text:p>
      <text:p text:style-name="Standard">47,1.75,1.641,-0.109</text:p>
      <text:p text:style-name="Standard">48,1.8,1.755,-0.045</text:p>
      <text:p text:style-name="Standard">49,2.25,1.255,-0.995</text:p>
      <text:p text:style-name="Standard">50,0.4,1.255,0.855</text:p>
      <text:p text:style-name="Standard">51,0.75,1.818,1.068</text:p>
      <text:p text:style-name="Standard">52,2.8,2.211,-0.589</text:p>
      <text:p text:style-name="Standard">53,1.75,1.255,-0.495</text:p>
      <text:p text:style-name="Standard">54,1.167,1.255,0.088</text:p>
      <text:p text:style-name="Standard">55,3.333,1.494,-1.84</text:p>
      <text:p text:style-name="Standard">56,2,2.359,0.359</text:p>
      <text:p text:style-name="Standard">57,2.167,1.581,-0.586</text:p>
      <text:p text:style-name="Standard">58,0,1.255,1.255</text:p>
      <text:p text:style-name="Standard">59,1.167,2.237,1.07</text:p>
      <text:p text:style-name="Standard">60,0.2,1.255,1.055</text:p>
      <text:p text:style-name="Standard">61,3,2.341,-0.659</text:p>
      <text:p text:style-name="Standard">62,2.833,1.255,-1.579</text:p>
      <text:p text:style-name="Standard">63,3.4,2.973,-0.427</text:p>
      <text:p text:style-name="Standard">64,0,1.291,1.291</text:p>
      <text:p text:style-name="Standard">65,0.4,1.494,1.094</text:p>
      <text:p text:style-name="Standard">66,0.8,1.723,0.923</text:p>
      <text:p text:style-name="Standard">67,2.5,2.826,0.326</text:p>
      <text:p text:style-name="Standard">68,2.25,1.679,-0.571</text:p>
      <text:p text:style-name="Standard">69,3.8,3.174,-0.626</text:p>
      <text:p text:style-name="Standard">70,2.6,2.01,-0.59</text:p>
      <text:p text:style-name="Standard">71,1.5,1.96,0.46</text:p>
      <text:p text:style-name="Standard">72,1,1.494,0.494</text:p>
      <text:p text:style-name="Standard">73,3.833,1.855,-1.978</text:p>
      <text:p text:style-name="Standard">74,2.2,2.524,0.324</text:p>
      <text:p text:style-name="Standard">75,1,2.153,1.153</text:p>
      <text:p text:style-name="Standard">76,0.333,1.541,1.207</text:p>
      <text:p text:style-name="Standard">77,3.4,2.844,-0.556</text:p>
      <text:p text:style-name="Standard">78,3,1.864,-1.136</text:p>
      <text:p text:style-name="Standard">79,1.4,2.547,1.147</text:p>
      <text:p text:style-name="Standard">80,1.75,1.304,-0.446</text:p>
      <text:p text:style-name="Standard">81,1.75,1.494,-0.256</text:p>
      <text:p text:style-name="Standard">82,0.8,2.023,1.223</text:p>
      <text:p text:style-name="Standard"><text:soft-page-break/>83,2.2,1.494,-0.706</text:p>
      <text:p text:style-name="Standard">84,2,1.582,-0.418</text:p>
      <text:p text:style-name="Standard">85,2,1.98,-0.02</text:p>
      <text:p text:style-name="Standard">86,2.4,2.267,-0.133</text:p>
      <text:p text:style-name="Standard">87,0,1.936,1.936</text:p>
      <text:p text:style-name="Standard">88,2.5,1.373,-1.127</text:p>
      <text:p text:style-name="Standard">89,1.75,1.255,-0.495</text:p>
      <text:p text:style-name="Standard">90,2.8,2.462,-0.338</text:p>
      <text:p text:style-name="Standard">91,0,1.255,1.255</text:p>
      <text:p text:style-name="Standard">92,1.5,1.839,0.339</text:p>
      <text:p text:style-name="Standard">93,1.8,2.062,0.262</text:p>
      <text:p text:style-name="Standard">94,1,1.255,0.255</text:p>
      <text:p text:style-name="Standard">95,1.667,1.642,-0.025</text:p>
      <text:p text:style-name="Standard">96,1,2.873,1.873</text:p>
      <text:p text:style-name="Standard">97,0.2,1.847,1.647</text:p>
      <text:p text:style-name="Standard">98,1.6,2.11,0.51</text:p>
      <text:p text:style-name="Standard">99,1.2,2.242,1.042</text:p>
      <text:p text:style-name="Standard">100,2.8,1.878,-0.922</text:p>
      <text:p text:style-name="Standard">1,3.5,2.23,-1.27</text:p>
      <text:p text:style-name="Standard">2,1.333,2.213,0.879</text:p>
      <text:p text:style-name="Standard">3,2.8,1.373,-1.427</text:p>
      <text:p text:style-name="Standard">4,1.6,1.995,0.395</text:p>
      <text:p text:style-name="Standard">5,1.4,2.056,0.656</text:p>
      <text:p text:style-name="Standard">6,2.6,2.216,-0.384</text:p>
      <text:p text:style-name="Standard">7,0.25,1.589,1.339</text:p>
      <text:p text:style-name="Standard">8,0,1.276,1.276</text:p>
      <text:p text:style-name="Standard">9,1.667,1.991,0.324</text:p>
      <text:p text:style-name="Standard">10,0.333,1.276,0.943</text:p>
      <text:p text:style-name="Standard">11,2,3.443,1.443</text:p>
      <text:p text:style-name="Standard">12,2.75,2.446,-0.304</text:p>
      <text:p text:style-name="Standard">13,2.2,2.688,0.488</text:p>
      <text:p text:style-name="Standard">14,4.6,2.532,-2.068</text:p>
      <text:p text:style-name="Standard">15,2.167,2.252,0.085</text:p>
      <text:p text:style-name="Standard">16,1.2,1.527,0.327</text:p>
      <text:p text:style-name="Standard">17,1.6,1.35,-0.25</text:p>
      <text:p text:style-name="Standard">18,2.25,1.778,-0.472</text:p>
      <text:p text:style-name="Standard">19,0.8,1.955,1.155</text:p>
      <text:p text:style-name="Standard">20,0,1.704,1.704</text:p>
      <text:p text:style-name="Standard">21,1.2,2.154,0.954</text:p>
      <text:p text:style-name="Standard">22,2.8,2.237,-0.563</text:p>
      <text:p text:style-name="Standard">23,3,2.221,-0.779</text:p>
      <text:p text:style-name="Standard">24,4.8,2.721,-2.079</text:p>
      <text:p text:style-name="Standard">25,1.833,1.853,0.02</text:p>
      <text:p text:style-name="Standard">26,0.333,1.818,1.485</text:p>
      <text:p text:style-name="Standard">27,1.25,2.173,0.923</text:p>
      <text:p text:style-name="Standard">28,1.6,1.79,0.19</text:p>
      <text:p text:style-name="Standard">29,1.2,2.449,1.249</text:p>
      <text:p text:style-name="Standard">30,3.2,2.02,-1.18</text:p>
      <text:p text:style-name="Standard">31,0.6,1.527,0.927</text:p>
      <text:p text:style-name="Standard">32,2.8,1.759,-1.041</text:p>
      <text:p text:style-name="Standard">33,2.4,1.276,-1.124</text:p>
      <text:p text:style-name="Standard"><text:soft-page-break/>34,1.4,1.711,0.311</text:p>
      <text:p text:style-name="Standard">35,0.5,1.838,1.338</text:p>
      <text:p text:style-name="Standard">36,3.4,1.955,-1.445</text:p>
      <text:p text:style-name="Standard">37,0.2,1.276,1.076</text:p>
      <text:p text:style-name="Standard">38,2.333,1.276,-1.057</text:p>
      <text:p text:style-name="Standard">39,1.6,1.744,0.144</text:p>
      <text:p text:style-name="Standard">40,2.8,1.813,-0.987</text:p>
      <text:p text:style-name="Standard">41,0.6,1.74,1.14</text:p>
      <text:p text:style-name="Standard">42,0.2,1.864,1.664</text:p>
      <text:p text:style-name="Standard">43,3.333,1.739,-1.594</text:p>
      <text:p text:style-name="Standard">44,1.667,2.373,0.706</text:p>
      <text:p text:style-name="Standard">45,2.8,1.819,-0.981</text:p>
      <text:p text:style-name="Standard">46,3.333,3.08,-0.254</text:p>
      <text:p text:style-name="Standard">47,2.4,3.043,0.643</text:p>
      <text:p text:style-name="Standard">48,0.5,1.575,1.075</text:p>
      <text:p text:style-name="Standard">49,1.4,1.803,0.403</text:p>
      <text:p text:style-name="Standard">50,1.2,2.26,1.06</text:p>
      <text:p text:style-name="Standard">51,2.4,2.421,0.021</text:p>
      <text:p text:style-name="Standard">52,4,2.449,-1.551</text:p>
      <text:p text:style-name="Standard">53,2.167,1.631,-0.536</text:p>
      <text:p text:style-name="Standard">54,1.5,1.527,0.027</text:p>
      <text:p text:style-name="Standard">55,2,1.721,-0.279</text:p>
      <text:p text:style-name="Standard">56,1.6,2.197,0.597</text:p>
      <text:p text:style-name="Standard">57,2.2,2.327,0.127</text:p>
      <text:p text:style-name="Standard">58,3.75,1.373,-2.377</text:p>
      <text:p text:style-name="Standard">59,0.333,1.436,1.102</text:p>
      <text:p text:style-name="Standard">60,1.667,1.333,-0.334</text:p>
      <text:p text:style-name="Standard">61,1.5,1.527,0.027</text:p>
      <text:p text:style-name="Standard">62,0,2.829,2.829</text:p>
      <text:p text:style-name="Standard">63,1,1.335,0.335</text:p>
      <text:p text:style-name="Standard">64,2.833,2.504,-0.329</text:p>
      <text:p text:style-name="Standard">65,1.833,1.617,-0.217</text:p>
      <text:p text:style-name="Standard">66,2,2.698,0.698</text:p>
      <text:p text:style-name="Standard">67,1.6,2.186,0.586</text:p>
      <text:p text:style-name="Standard">68,4.2,1.527,-2.673</text:p>
      <text:p text:style-name="Standard">69,2.2,1.952,-0.248</text:p>
      <text:p text:style-name="Standard">70,3.4,3.068,-0.332</text:p>
      <text:p text:style-name="Standard">71,2,2.394,0.394</text:p>
      <text:p text:style-name="Standard">72,3.167,2.557,-0.61</text:p>
      <text:p text:style-name="Standard">73,3.833,1.737,-2.096</text:p>
      <text:p text:style-name="Standard">74,0.833,1.384,0.55</text:p>
      <text:p text:style-name="Standard">75,1.4,1.777,0.377</text:p>
      <text:p text:style-name="Standard">76,2.2,2.198,-0.002</text:p>
      <text:p text:style-name="Standard">77,1.167,2.272,1.105</text:p>
      <text:p text:style-name="Standard">78,2.5,1.947,-0.553</text:p>
      <text:p text:style-name="Standard">79,0.4,1.803,1.403</text:p>
      <text:p text:style-name="Standard">80,4.333,2.903,-1.43</text:p>
      <text:p text:style-name="Standard">81,1.5,1.276,-0.224</text:p>
      <text:p text:style-name="Standard">82,0.2,1.276,1.076</text:p>
      <text:p text:style-name="Standard">83,0.6,1.582,0.982</text:p>
      <text:p text:style-name="Standard">84,3.833,3.307,-0.527</text:p>
      <text:p text:style-name="Standard"><text:soft-page-break/>85,1.4,2.437,1.037</text:p>
      <text:p text:style-name="Standard">86,0,1.276,1.276</text:p>
      <text:p text:style-name="Standard">87,2.4,2.222,-0.178</text:p>
      <text:p text:style-name="Standard">88,1.167,1.276,0.109</text:p>
      <text:p text:style-name="Standard">89,1.143,2.38,1.237</text:p>
      <text:p text:style-name="Standard">90,1.167,1.276,0.109</text:p>
      <text:p text:style-name="Standard">91,1,2.036,1.036</text:p>
      <text:p text:style-name="Standard">92,0.6,1.527,0.927</text:p>
      <text:p text:style-name="Standard">93,0,1.527,1.527</text:p>
      <text:p text:style-name="Standard">94,2.8,1.552,-1.248</text:p>
      <text:p text:style-name="Standard">95,3,1.647,-1.353</text:p>
      <text:p text:style-name="Standard">96,3.8,1.788,-2.012</text:p>
      <text:p text:style-name="Standard">97,1.5,1.276,-0.224</text:p>
      <text:p text:style-name="Standard">98,2,2.068,0.068</text:p>
      <text:p text:style-name="Standard">99,3.333,1.785,-1.548</text:p>
      <text:p text:style-name="Standard">100,1.5,1.876,0.376</text:p>
      <text:p text:style-name="Standard">1,3.833,1.851,-1.982</text:p>
      <text:p text:style-name="Standard">2,1.833,1.78,-0.053</text:p>
      <text:p text:style-name="Standard">3,0.429,1.732,1.304</text:p>
      <text:p text:style-name="Standard">4,2.667,2.587,-0.08</text:p>
      <text:p text:style-name="Standard">5,1.2,2.224,1.024</text:p>
      <text:p text:style-name="Standard">6,2,1.647,-0.353</text:p>
      <text:p text:style-name="Standard">7,3.6,2.118,-1.482</text:p>
      <text:p text:style-name="Standard">8,0.6,1.831,1.231</text:p>
      <text:p text:style-name="Standard">9,3.75,2.159,-1.591</text:p>
      <text:p text:style-name="Standard">10,5,1.893,-3.107</text:p>
      <text:p text:style-name="Standard">11,1.8,1.841,0.041</text:p>
      <text:p text:style-name="Standard">12,4.4,1.535,-2.865</text:p>
      <text:p text:style-name="Standard">13,1.6,2.186,0.586</text:p>
      <text:p text:style-name="Standard">14,2.2,2.231,0.031</text:p>
      <text:p text:style-name="Standard">15,0.167,1.289,1.122</text:p>
      <text:p text:style-name="Standard">16,1.75,1.92,0.17</text:p>
      <text:p text:style-name="Standard">17,1.6,2.208,0.608</text:p>
      <text:p text:style-name="Standard">18,1.4,2.231,0.831</text:p>
      <text:p text:style-name="Standard">19,3.333,3.308,-0.025</text:p>
      <text:p text:style-name="Standard">20,1.6,2.263,0.663</text:p>
      <text:p text:style-name="Standard">21,1.2,1.289,0.089</text:p>
      <text:p text:style-name="Standard">22,1.8,1.535,-0.265</text:p>
      <text:p text:style-name="Standard">23,1.75,1.433,-0.317</text:p>
      <text:p text:style-name="Standard">24,3.2,1.751,-1.449</text:p>
      <text:p text:style-name="Standard">25,0.25,1.289,1.039</text:p>
      <text:p text:style-name="Standard">26,0.167,1.535,1.368</text:p>
      <text:p text:style-name="Standard">27,3.2,2.246,-0.954</text:p>
      <text:p text:style-name="Standard">28,0.667,2.518,1.851</text:p>
      <text:p text:style-name="Standard">29,1.6,2.888,1.288</text:p>
      <text:p text:style-name="Standard">30,1.2,1.78,0.58</text:p>
      <text:p text:style-name="Standard">31,1.25,2.469,1.219</text:p>
      <text:p text:style-name="Standard">32,1.8,2.275,0.475</text:p>
      <text:p text:style-name="Standard">33,1.667,2.69,1.023</text:p>
      <text:p text:style-name="Standard">34,1,2.38,1.38</text:p>
      <text:p text:style-name="Standard">35,1.4,1.841,0.441</text:p>
      <text:p text:style-name="Standard"><text:soft-page-break/>36,1,1.575,0.575</text:p>
      <text:p text:style-name="Standard">37,3.167,2.395,-0.772</text:p>
      <text:p text:style-name="Standard">38,2.2,3.012,0.812</text:p>
      <text:p text:style-name="Standard">39,0,1.289,1.289</text:p>
      <text:p text:style-name="Standard">40,2.333,2.673,0.339</text:p>
      <text:p text:style-name="Standard">41,3,3.161,0.161</text:p>
      <text:p text:style-name="Standard">42,1,1.769,0.769</text:p>
      <text:p text:style-name="Standard">43,0.4,1.897,1.497</text:p>
      <text:p text:style-name="Standard">44,3.167,1.78,-1.387</text:p>
      <text:p text:style-name="Standard">45,0.6,2.025,1.425</text:p>
      <text:p text:style-name="Standard">46,2.4,1.535,-0.865</text:p>
      <text:p text:style-name="Standard">47,4.5,2.263,-2.237</text:p>
      <text:p text:style-name="Standard">48,1.2,2.434,1.234</text:p>
      <text:p text:style-name="Standard">49,1,1.78,0.78</text:p>
      <text:p text:style-name="Standard">50,2.333,1.388,-0.946</text:p>
      <text:p text:style-name="Standard">51,0.25,1.535,1.285</text:p>
      <text:p text:style-name="Standard">52,2.4,1.757,-0.643</text:p>
      <text:p text:style-name="Standard">53,2.429,2.785,0.357</text:p>
      <text:p text:style-name="Standard">54,3.2,3.307,0.107</text:p>
      <text:p text:style-name="Standard">55,2,1.841,-0.159</text:p>
      <text:p text:style-name="Standard">56,1.5,2.037,0.537</text:p>
      <text:p text:style-name="Standard">57,1.4,1.535,0.135</text:p>
      <text:p text:style-name="Standard">58,1.667,1.905,0.238</text:p>
      <text:p text:style-name="Standard">59,0.6,1.831,1.231</text:p>
      <text:p text:style-name="Standard">60,3.8,2.162,-1.638</text:p>
      <text:p text:style-name="Standard">61,2.8,2.012,-0.788</text:p>
      <text:p text:style-name="Standard">62,1.167,1.78,0.613</text:p>
      <text:p text:style-name="Standard">63,0.5,1.289,0.789</text:p>
      <text:p text:style-name="Standard">64,3.833,2.784,-1.05</text:p>
      <text:p text:style-name="Standard">65,3.2,2.239,-0.961</text:p>
      <text:p text:style-name="Standard">66,3,1.78,-1.22</text:p>
      <text:p text:style-name="Standard">67,0.6,1.933,1.333</text:p>
      <text:p text:style-name="Standard">68,2,2.079,0.079</text:p>
      <text:p text:style-name="Standard">69,3,2.073,-0.927</text:p>
      <text:p text:style-name="Standard">70,1.75,2.951,1.201</text:p>
      <text:p text:style-name="Standard">71,3.6,3.313,-0.287</text:p>
      <text:p text:style-name="Standard">72,0.4,1.803,1.403</text:p>
      <text:p text:style-name="Standard">73,2,1.897,-0.103</text:p>
      <text:p text:style-name="Standard">74,1.167,1.535,0.368</text:p>
      <text:p text:style-name="Standard">75,4.2,2.45,-1.75</text:p>
      <text:p text:style-name="Standard">76,2.2,1.864,-0.336</text:p>
      <text:p text:style-name="Standard">77,1.2,2.59,1.39</text:p>
      <text:p text:style-name="Standard">78,2,2.389,0.389</text:p>
      <text:p text:style-name="Standard">79,1.4,2.108,0.708</text:p>
      <text:p text:style-name="Standard">80,1,2.293,1.293</text:p>
      <text:p text:style-name="Standard">81,1.5,2.205,0.705</text:p>
      <text:p text:style-name="Standard">82,1,2.324,1.324</text:p>
      <text:p text:style-name="Standard">83,1.8,1.769,-0.031</text:p>
      <text:p text:style-name="Standard">84,2.2,1.831,-0.369</text:p>
      <text:p text:style-name="Standard">85,0.4,2.008,1.608</text:p>
      <text:p text:style-name="Standard">86,3,2.025,-0.975</text:p>
      <text:p text:style-name="Standard"><text:soft-page-break/>87,0.667,1.289,0.622</text:p>
      <text:p text:style-name="Standard">88,1.2,2.866,1.666</text:p>
      <text:p text:style-name="Standard">89,2.4,1.866,-0.534</text:p>
      <text:p text:style-name="Standard">90,1,1.343,0.343</text:p>
      <text:p text:style-name="Standard">91,1.2,2.45,1.25</text:p>
      <text:p text:style-name="Standard">92,3.167,2.884,-0.282</text:p>
      <text:p text:style-name="Standard">93,0.833,1.88,1.047</text:p>
      <text:p text:style-name="Standard">94,3.667,1.893,-1.774</text:p>
      <text:p text:style-name="Standard">95,3.2,1.841,-1.359</text:p>
      <text:p text:style-name="Standard">96,0,1.289,1.289</text:p>
      <text:p text:style-name="Standard">97,0.8,1.418,0.618</text:p>
      <text:p text:style-name="Standard">98,1.8,1.831,0.031</text:p>
      <text:p text:style-name="Standard">99,4.25,2.245,-2.005</text:p>
      <text:p text:style-name="Standard">100,0,1.854,1.854</text:p>
      <text:p text:style-name="Standard"/>
      <text:p text:style-name="Standard">=== Cross-validation ===</text:p>
      <text:p text:style-name="Standard">=== Summary ===</text:p>
      <text:p text:style-name="Standard"/>
      <text:p text:style-name="Standard">Correlation coefficient <text:s text:c="17"/>0.4073</text:p>
      <text:p text:style-name="Standard">Mean absolute error <text:s text:c="21"/>0.8887</text:p>
      <text:p text:style-name="Standard">Root mean squared error <text:s text:c="17"/>1.084 </text:p>
      <text:p text:style-name="Standard">Relative absolute error <text:s text:c="16"/>90.6361 %</text:p>
      <text:p text:style-name="Standard">Root relative squared error <text:s text:c="12"/>91.238 <text:s/>%</text:p>
      <text:p text:style-name="Standard">Total Number of Instances <text:s text:c="12"/>1000 <text:s text:c="4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ita misra</meta:initial-creator>
    <meta:creation-date>2014-11-26T14:56:28</meta:creation-date>
    <meta:document-statistic meta:table-count="0" meta:image-count="0" meta:object-count="0" meta:page-count="21" meta:paragraph-count="1032" meta:word-count="1104" meta:character-count="19481"/>
    <dc:date>2014-11-26T14:56:50</dc:date>
    <dc:creator>amita misra</dc:creator>
    <meta:editing-duration>PT23S</meta:editing-duration>
    <meta:editing-cycles>1</meta:editing-cycles>
    <meta:generator>OpenOffice/4.1.0$Unix OpenOffice.org_project/410m18$Build-9764</meta:generator>
  </office:meta>
</office:document-meta>
</file>